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16374" table:default-cell-style-name="ce1"/>
        <table:table-row table:style-name="ro1">
          <table:table-cell table:style-name="ce2"/>
          <table:table-cell office:value-type="string" table:style-name="ce2">
            <text:p>block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longeur</text:p>
          </table:table-cell>
          <table:table-cell office:value-type="string" table:style-name="ce2">
            <text:p>largeur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prix_revient</text:p>
          </table:table-cell>
          <table:table-cell office:value-type="string" table:style-name="ce3">
            <text:p>volume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B1</text:p>
          </table:table-cell>
          <table:table-cell office:value-type="float" office:value="50" table:style-name="ce4">
            <text:p>50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150000" table:style-name="ce4">
            <text:p>150000</text:p>
          </table:table-cell>
          <table:table-cell office:value-type="float" office:value="30000" table:formula="of:=([.B3]*[.C3]*[.D3])" table:style-name="ce3">
            <text:p>30000</text:p>
          </table:table-cell>
          <table:table-cell table:number-columns-repeated="4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Form Usuel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longeur</text:p>
          </table:table-cell>
          <table:table-cell office:value-type="string" table:style-name="ce2">
            <text:p>largeur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prix_vente</text:p>
          </table:table-cell>
          <table:table-cell office:value-type="string" table:style-name="ce3">
            <text:p>volume</text:p>
          </table:table-cell>
          <table:table-cell office:value-type="string" table:style-name="ce3">
            <text:p>rapport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4">
            <text:p>FU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5000" table:style-name="ce4">
            <text:p>15000</text:p>
          </table:table-cell>
          <table:table-cell office:value-type="float" office:value="30" table:formula="of:=([.B8]*[.C8]*[.D8])" table:style-name="ce3">
            <text:p>30</text:p>
          </table:table-cell>
          <table:table-cell office:value-type="float" office:value="500" table:formula="of:=([.E8]/[.F8])" table:style-name="ce3">
            <text:p>500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4">
            <text:p>FU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000" table:style-name="ce4">
            <text:p>7000</text:p>
          </table:table-cell>
          <table:table-cell office:value-type="float" office:value="15" table:formula="of:=([.B9]*[.C9]*[.D9])" table:style-name="ce3">
            <text:p>15</text:p>
          </table:table-cell>
          <table:table-cell office:value-type="float" office:value="466.66666666666669" table:formula="of:=([.E9]/[.F9])" table:style-name="ce3">
            <text:p>466.6666667</text:p>
          </table:table-cell>
          <table:table-cell table:number-columns-repeated="3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ransformation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quantite</text:p>
          </table:table-cell>
          <table:table-cell office:value-type="string" table:style-name="ce2">
            <text:p>block_mere</text:p>
          </table:table-cell>
          <table:table-cell office:value-type="string" table:style-name="ce2">
            <text:p>block_fille</text:p>
          </table:table-cell>
          <table:table-cell office:value-type="string" table:style-name="ce3">
            <text:p>prix_vente</text:p>
          </table:table-cell>
          <table:table-cell office:value-type="string" table:style-name="ce3">
            <text:p>total_prix_vente</text:p>
          </table:table-cell>
          <table:table-cell table:number-columns-repeated="2" table:style-name="ce2"/>
          <table:table-cell office:value-type="string" table:style-name="ce2">
            <text:p>Etape1 =</text:p>
          </table:table-cell>
          <table:table-cell office:value-type="float" office:value="10300000" table:formula="of:=SUM([.F14];[.F15])" table:style-name="ce2">
            <text:p>10300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U1</text:p>
          </table:table-cell>
          <table:table-cell office:value-type="float" office:value="500" table:style-name="ce4">
            <text:p>500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BF1</text:p>
          </table:table-cell>
          <table:table-cell office:value-type="float" office:value="15000" table:style-name="ce5">
            <text:p>15000</text:p>
          </table:table-cell>
          <table:table-cell office:value-type="float" office:value="7500000" table:formula="of:=([.B14]*[.E14])" table:style-name="ce3">
            <text:p>750000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4">
            <text:p>FU2</text:p>
          </table:table-cell>
          <table:table-cell office:value-type="float" office:value="400" table:style-name="ce4">
            <text:p>400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BF1</text:p>
          </table:table-cell>
          <table:table-cell office:value-type="float" office:value="7000" table:style-name="ce5">
            <text:p>7000</text:p>
          </table:table-cell>
          <table:table-cell office:value-type="float" office:value="2800000" table:formula="of:=([.B15]*[.E15])" table:style-name="ce3">
            <text:p>280000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4">
            <text:p>Etape2 =</text:p>
          </table:table-cell>
          <table:table-cell office:value-type="float" office:value="4500000" table:formula="of:=(([.B20]/[.F8])*[.E8])" table:style-name="ce2">
            <text:p>45000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mme Volume Fille =</text:p>
          </table:table-cell>
          <table:table-cell office:value-type="float" office:value="21000" table:formula="of:=([.B14]*[.F8])+([.B15]*[.F9])" table:style-name="ce2">
            <text:p>21000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Reste <text:s/>=</text:p>
          </table:table-cell>
          <table:table-cell office:value-type="float" office:value="9000" table:formula="of:=([.F3]-[.B18])" table:style-name="ce2">
            <text:p>9000</text:p>
          </table:table-cell>
          <table:table-cell table:number-columns-repeated="6" table:style-name="ce2"/>
          <table:table-cell office:value-type="string" table:style-name="ce2">
            <text:p>Etape 3=</text:p>
          </table:table-cell>
          <table:table-cell office:value-type="float" office:value="4200000" table:formula="of:=(([.B20]/[.F9])*[.E9])" table:style-name="ce2">
            <text:p>4200000</text:p>
          </table:table-cell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Reste Min =</text:p>
          </table:table-cell>
          <table:table-cell office:value-type="float" office:value="8820" table:formula="of:=([.B20]-([.B20]*0.02))" table:style-name="ce2">
            <text:p>8820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Theta = 2%</text:p>
          </table:table-cell>
          <table:table-cell table:number-columns-repeated="9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Etape2 <text:s/>= (reste/volume_rapport_max)*prix_vente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Etape3 = (reste/volume_min)*prix_vente)</text:p>
          </table:table-cell>
          <table:table-cell table:number-columns-repeated="9" table:style-name="ce2"/>
          <table:table-cell table:number-columns-repeated="16374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y Haritina</dc:creator>
    <meta:creation-date>2024-11-06T05:28:35Z</meta:creation-date>
    <dc:date>2024-11-06T13:14:19Z</dc:date>
    <meta:editing-cycles>9</meta:editing-cycles>
    <meta:editing-duration>PT6906S</meta:editing-duration>
  </office:meta>
</office:document-meta>
</file>